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04.8pt"/>
    </style:style>
    <style:style style:name="co3" style:family="table-column">
      <style:table-column-properties fo:break-before="auto" style:column-width="125.4pt"/>
    </style:style>
    <style:style style:name="co4" style:family="table-column">
      <style:table-column-properties fo:break-before="auto" style:column-width="115.91pt"/>
    </style:style>
    <style:style style:name="co5" style:family="table-column">
      <style:table-column-properties fo:break-before="auto" style:column-width="123.85pt"/>
    </style:style>
    <style:style style:name="co6" style:family="table-column">
      <style:table-column-properties fo:break-before="auto" style:column-width="107.9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océdure">
      <style:table-properties table:display="true" style:writing-mode="lr-tb"/>
    </style:style>
    <style:style style:name="ta2" style:family="table" style:master-page-name="PageStyle_5f_Calcul_20_vitesse_20_max">
      <style:table-properties table:display="true" style:writing-mode="lr-tb"/>
    </style:style>
    <style:style style:name="ta3" style:family="table" style:master-page-name="PageStyle_5f_Expérimentation_20_Débit_20_MAX_20_E3D_20_Volcano_20_0.6mm_20_Nozzle">
      <style:table-properties table:display="true" style:writing-mode="lr-tb"/>
    </style:style>
    <style:style style:name="ta4" style:family="table" style:master-page-name="PageStyle_5f_Copie_20_de_20_Expérimentation_20_Débit_20_MAX_20_E3D_20_Volcano_20_0.6mm_20_Nozzl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93c47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6d9eeb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cédur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On veut déterminer la température nécéssaire pour avoir un débit précis en fonction d'une vitesse d'extrusion donnée.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our chaque type de filament, et pour chaque vitesse d'extrusion visée ( F100, F150, F200, F300 ... ) on vérifie expérimentalement que la machine extrude les 100mm qu'on lui demande à la vitesse demandée.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M109 S200 <text:s text:c="6"/></text:p>
          </table:table-cell>
          <table:table-cell table:style-name="ce1" office:value-type="string" calcext:value-type="string">
            <text:p>Attendre que le nozzle atteigne les 200°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92 E0 <text:s text:c="16"/></text:p>
          </table:table-cell>
          <table:table-cell table:style-name="ce1" office:value-type="string" calcext:value-type="string">
            <text:p>Forcer l'extrusion à la valeur zér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0 E100 F150 <text:s text:c="5"/></text:p>
          </table:table-cell>
          <table:table-cell table:style-name="ce1" office:value-type="string" calcext:value-type="string">
            <text:p>Extruder 100mm à la vitesse de 150mm/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Pour cela on place un marqueur sur le filament ( Morceau de scotch ou bien trait de crayon ) à exactement 100mm de l'entrée de l'extrudeur.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n envoie la commande et on mesure l'écart entre ce qui a été demandé et ce qui a été extrudé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i on a extrudé plus : Descendre la températu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i on a extrudé moins : Monter la température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i on est dans la limite de l'erreur acceptable ( 1%, 2% ?) alors on refait la mesure pour valider qu'on peut répéter ce résultat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Ensuite on peut calculer le débit que l'on a atteint et utiliser ca comme input pour la vitesse de déplacement de la machine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Attention à vérifier que l'on ne dépasse pas des vitesses que la mécanique ne peut pas assurer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ttention quand on est sur de hautes vitesses, si jamais on fait une petite pièce et que la machine ne peut pas atteindre la vitesse demandée, elle sur-extrudera. </text:p>
          </table:table-cell>
          <table:table-cell table:number-columns-repeated="102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ul vitesse max" table:style-name="ta2"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number-columns-repeated="1013" table:default-cell-style-name="Default"/>
        <table:table-row table:style-name="ro1">
          <table:table-cell table:style-name="ce2" office:value-type="string" calcext:value-type="string">
            <text:p>En vert les Inputs, en bleu le résultat.</text:p>
          </table:table-cell>
          <table:table-cell table:style-name="ce2" table:number-columns-repeated="10"/>
          <table:table-cell table:style-name="ce7" table:number-columns-repeated="20"/>
          <table:table-cell table:number-columns-repeated="993"/>
        </table:table-row>
        <table:table-row table:style-name="ro1">
          <table:table-cell table:style-name="ce3" office:value-type="string" calcext:value-type="string">
            <text:p>Diametre buse [mm]</text:p>
          </table:table-cell>
          <table:table-cell table:style-name="ce3" office:value-type="string" calcext:value-type="string">
            <text:p>F max [mm/min]</text:p>
          </table:table-cell>
          <table:table-cell table:style-name="ce1" office:value-type="string" calcext:value-type="string">
            <text:p>Température [°C]</text:p>
          </table:table-cell>
          <table:table-cell table:style-name="ce3" office:value-type="string" calcext:value-type="string">
            <text:p>Epaisseur couche [mm]</text:p>
          </table:table-cell>
          <table:table-cell table:style-name="ce1" office:value-type="string" calcext:value-type="string">
            <text:p>Largeur couche [mm]</text:p>
          </table:table-cell>
          <table:table-cell table:style-name="ce5" office:value-type="string" calcext:value-type="string">
            <text:p>Vitesse max</text:p>
          </table:table-cell>
          <table:table-cell table:style-name="ce1" office:value-type="string" calcext:value-type="string">
            <text:p>F max [mm/s]</text:p>
          </table:table-cell>
          <table:table-cell table:style-name="ce1" office:value-type="string" calcext:value-type="string">
            <text:p>Diamètre filament [mm]</text:p>
          </table:table-cell>
          <table:table-cell table:style-name="ce1" office:value-type="string" calcext:value-type="string">
            <text:p>Section Filament [mm2]</text:p>
          </table:table-cell>
          <table:table-cell table:style-name="ce1" office:value-type="string" calcext:value-type="string">
            <text:p>Debit max [mm3/s]</text:p>
          </table:table-cell>
          <table:table-cell table:style-name="ce1" office:value-type="string" calcext:value-type="string">
            <text:p>Section Couche [mm2]</text:p>
          </table:table-cell>
          <table:table-cell table:number-columns-repeated="1013"/>
        </table:table-row>
        <table:table-row table:style-name="ro1"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400" calcext:value-type="float">
            <text:p>400</text:p>
          </table:table-cell>
          <table:table-cell table:style-name="ce1" office:value-type="float" office:value="260" calcext:value-type="float">
            <text:p>260</text:p>
          </table:table-cell>
          <table:table-cell table:style-name="ce3" office:value-type="float" office:value="0.35" calcext:value-type="float">
            <text:p>0.35</text:p>
          </table:table-cell>
          <table:table-cell table:style-name="ce1" office:value-type="float" office:value="0.6" calcext:value-type="float">
            <text:p>0.6</text:p>
          </table:table-cell>
          <table:table-cell table:style-name="ce6" table:formula="of:=[.J3]/[.K3]" office:value-type="float" office:value="76.3194444444444" calcext:value-type="float">
            <text:p>76.3194444444444</text:p>
          </table:table-cell>
          <table:table-cell table:style-name="ce1" table:formula="of:=[.B3]/60" office:value-type="float" office:value="6.66666666666667" calcext:value-type="float">
            <text:p>6.66666666666667</text:p>
          </table:table-cell>
          <table:table-cell table:style-name="ce1" office:value-type="float" office:value="1.75" calcext:value-type="float">
            <text:p>1.75</text:p>
          </table:table-cell>
          <table:table-cell table:formula="of:=[.H3]*[.H3]*3.14/4" office:value-type="float" office:value="2.4040625" calcext:value-type="float">
            <text:p>2.4040625</text:p>
          </table:table-cell>
          <table:table-cell table:formula="of:=[.I3]*[.G3]" office:value-type="float" office:value="16.0270833333333" calcext:value-type="float">
            <text:p>16.0270833333333</text:p>
          </table:table-cell>
          <table:table-cell table:formula="of:=[.D3]*[.E3]" office:value-type="float" office:value="0.21" calcext:value-type="float">
            <text:p>0.21</text:p>
          </table:table-cell>
          <table:table-cell table:number-columns-repeated="1013"/>
        </table:table-row>
        <table:table-row table:style-name="ro1"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300" calcext:value-type="float">
            <text:p>300</text:p>
          </table:table-cell>
          <table:table-cell table:style-name="ce1" office:value-type="float" office:value="260" calcext:value-type="float">
            <text:p>260</text:p>
          </table:table-cell>
          <table:table-cell table:style-name="ce3" office:value-type="float" office:value="0.4" calcext:value-type="float">
            <text:p>0.4</text:p>
          </table:table-cell>
          <table:table-cell table:style-name="ce1" office:value-type="float" office:value="0.6" calcext:value-type="float">
            <text:p>0.6</text:p>
          </table:table-cell>
          <table:table-cell table:style-name="ce6" table:formula="of:=[.J4]/[.K4]" office:value-type="float" office:value="50.0846354166667" calcext:value-type="float">
            <text:p>50.0846354166667</text:p>
          </table:table-cell>
          <table:table-cell table:style-name="ce1" table:formula="of:=[.B4]/60" office:value-type="float" office:value="5" calcext:value-type="float">
            <text:p>5</text:p>
          </table:table-cell>
          <table:table-cell table:style-name="ce1" office:value-type="float" office:value="1.75" calcext:value-type="float">
            <text:p>1.75</text:p>
          </table:table-cell>
          <table:table-cell table:formula="of:=[.H4]*[.H4]*3.14/4" office:value-type="float" office:value="2.4040625" calcext:value-type="float">
            <text:p>2.4040625</text:p>
          </table:table-cell>
          <table:table-cell table:formula="of:=[.I4]*[.G4]" office:value-type="float" office:value="12.0203125" calcext:value-type="float">
            <text:p>12.0203125</text:p>
          </table:table-cell>
          <table:table-cell table:formula="of:=[.D4]*[.E4]" office:value-type="float" office:value="0.24" calcext:value-type="float">
            <text:p>0.24</text:p>
          </table:table-cell>
          <table:table-cell table:number-columns-repeated="1013"/>
        </table:table-row>
        <table:table-row table:style-name="ro1"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300" calcext:value-type="float">
            <text:p>300</text:p>
          </table:table-cell>
          <table:table-cell table:style-name="ce1" office:value-type="float" office:value="260" calcext:value-type="float">
            <text:p>260</text:p>
          </table:table-cell>
          <table:table-cell table:style-name="ce3" office:value-type="float" office:value="0.35" calcext:value-type="float">
            <text:p>0.35</text:p>
          </table:table-cell>
          <table:table-cell table:style-name="ce1" office:value-type="float" office:value="0.6" calcext:value-type="float">
            <text:p>0.6</text:p>
          </table:table-cell>
          <table:table-cell table:style-name="ce6" table:formula="of:=[.J5]/[.K5]" office:value-type="float" office:value="57.2395833333333" calcext:value-type="float">
            <text:p>57.2395833333333</text:p>
          </table:table-cell>
          <table:table-cell table:style-name="ce1" table:formula="of:=[.B5]/60" office:value-type="float" office:value="5" calcext:value-type="float">
            <text:p>5</text:p>
          </table:table-cell>
          <table:table-cell table:style-name="ce1" office:value-type="float" office:value="1.75" calcext:value-type="float">
            <text:p>1.75</text:p>
          </table:table-cell>
          <table:table-cell table:formula="of:=[.H5]*[.H5]*3.14/4" office:value-type="float" office:value="2.4040625" calcext:value-type="float">
            <text:p>2.4040625</text:p>
          </table:table-cell>
          <table:table-cell table:formula="of:=[.I5]*[.G5]" office:value-type="float" office:value="12.0203125" calcext:value-type="float">
            <text:p>12.0203125</text:p>
          </table:table-cell>
          <table:table-cell table:formula="of:=[.D5]*[.E5]" office:value-type="float" office:value="0.21" calcext:value-type="float">
            <text:p>0.21</text:p>
          </table:table-cell>
          <table:table-cell table:style-name="ce1" table:number-columns-repeated="5"/>
          <table:table-cell/>
          <table:table-cell table:style-name="ce1"/>
          <table:table-cell table:style-name="ce1" office:value-type="float" office:value="1.75" calcext:value-type="float">
            <text:p>1.75</text:p>
          </table:table-cell>
          <table:table-cell table:formula="of:=[.S5]*[.S5]*3.14/4" office:value-type="float" office:value="2.4040625" calcext:value-type="float">
            <text:p>2.4040625</text:p>
          </table:table-cell>
          <table:table-cell table:formula="of:=[.T5]*[.R5]" office:value-type="float" office:value="0" calcext:value-type="float">
            <text:p>0</text:p>
          </table:table-cell>
          <table:table-cell table:formula="of:=[.O5]*[.P5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300" calcext:value-type="float">
            <text:p>300</text:p>
          </table:table-cell>
          <table:table-cell table:style-name="ce1" office:value-type="float" office:value="260" calcext:value-type="float">
            <text:p>260</text:p>
          </table:table-cell>
          <table:table-cell table:style-name="ce3" office:value-type="float" office:value="0.3" calcext:value-type="float">
            <text:p>0.3</text:p>
          </table:table-cell>
          <table:table-cell table:style-name="ce1" office:value-type="float" office:value="0.6" calcext:value-type="float">
            <text:p>0.6</text:p>
          </table:table-cell>
          <table:table-cell table:style-name="ce6" table:formula="of:=[.J6]/[.K6]" office:value-type="float" office:value="66.7795138888889" calcext:value-type="float">
            <text:p>66.7795138888889</text:p>
          </table:table-cell>
          <table:table-cell table:style-name="ce1" table:formula="of:=[.B6]/60" office:value-type="float" office:value="5" calcext:value-type="float">
            <text:p>5</text:p>
          </table:table-cell>
          <table:table-cell table:style-name="ce1" office:value-type="float" office:value="1.75" calcext:value-type="float">
            <text:p>1.75</text:p>
          </table:table-cell>
          <table:table-cell table:formula="of:=[.H6]*[.H6]*3.14/4" office:value-type="float" office:value="2.4040625" calcext:value-type="float">
            <text:p>2.4040625</text:p>
          </table:table-cell>
          <table:table-cell table:formula="of:=[.I6]*[.G6]" office:value-type="float" office:value="12.0203125" calcext:value-type="float">
            <text:p>12.0203125</text:p>
          </table:table-cell>
          <table:table-cell table:formula="of:=[.D6]*[.E6]" office:value-type="float" office:value="0.18" calcext:value-type="float">
            <text:p>0.18</text:p>
          </table:table-cell>
          <table:table-cell table:number-columns-repeated="1013"/>
        </table:table-row>
        <table:table-row table:style-name="ro1"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250" calcext:value-type="float">
            <text:p>250</text:p>
          </table:table-cell>
          <table:table-cell table:style-name="ce1" office:value-type="float" office:value="235" calcext:value-type="float">
            <text:p>235</text:p>
          </table:table-cell>
          <table:table-cell table:style-name="ce3" office:value-type="float" office:value="0.4" calcext:value-type="float">
            <text:p>0.4</text:p>
          </table:table-cell>
          <table:table-cell table:style-name="ce1" office:value-type="float" office:value="0.6" calcext:value-type="float">
            <text:p>0.6</text:p>
          </table:table-cell>
          <table:table-cell table:style-name="ce6" table:formula="of:=[.J7]/[.K7]" office:value-type="float" office:value="41.7371961805556" calcext:value-type="float">
            <text:p>41.7371961805556</text:p>
          </table:table-cell>
          <table:table-cell table:style-name="ce1" table:formula="of:=[.B7]/60" office:value-type="float" office:value="4.16666666666667" calcext:value-type="float">
            <text:p>4.16666666666667</text:p>
          </table:table-cell>
          <table:table-cell table:style-name="ce1" office:value-type="float" office:value="1.75" calcext:value-type="float">
            <text:p>1.75</text:p>
          </table:table-cell>
          <table:table-cell table:formula="of:=[.H7]*[.H7]*3.14/4" office:value-type="float" office:value="2.4040625" calcext:value-type="float">
            <text:p>2.4040625</text:p>
          </table:table-cell>
          <table:table-cell table:formula="of:=[.I7]*[.G7]" office:value-type="float" office:value="10.0169270833333" calcext:value-type="float">
            <text:p>10.0169270833333</text:p>
          </table:table-cell>
          <table:table-cell table:formula="of:=[.D7]*[.E7]" office:value-type="float" office:value="0.24" calcext:value-type="float">
            <text:p>0.24</text:p>
          </table:table-cell>
          <table:table-cell table:number-columns-repeated="1013"/>
        </table:table-row>
        <table:table-row table:style-name="ro1"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250" calcext:value-type="float">
            <text:p>250</text:p>
          </table:table-cell>
          <table:table-cell table:style-name="ce1" office:value-type="float" office:value="235" calcext:value-type="float">
            <text:p>235</text:p>
          </table:table-cell>
          <table:table-cell table:style-name="ce3" office:value-type="float" office:value="0.35" calcext:value-type="float">
            <text:p>0.35</text:p>
          </table:table-cell>
          <table:table-cell table:style-name="ce1" office:value-type="float" office:value="0.6" calcext:value-type="float">
            <text:p>0.6</text:p>
          </table:table-cell>
          <table:table-cell table:style-name="ce6" table:formula="of:=[.J8]/[.K8]" office:value-type="float" office:value="47.6996527777778" calcext:value-type="float">
            <text:p>47.6996527777778</text:p>
          </table:table-cell>
          <table:table-cell table:style-name="ce1" table:formula="of:=[.B8]/60" office:value-type="float" office:value="4.16666666666667" calcext:value-type="float">
            <text:p>4.16666666666667</text:p>
          </table:table-cell>
          <table:table-cell table:style-name="ce1" office:value-type="float" office:value="1.75" calcext:value-type="float">
            <text:p>1.75</text:p>
          </table:table-cell>
          <table:table-cell table:formula="of:=[.H8]*[.H8]*3.14/4" office:value-type="float" office:value="2.4040625" calcext:value-type="float">
            <text:p>2.4040625</text:p>
          </table:table-cell>
          <table:table-cell table:formula="of:=[.I8]*[.G8]" office:value-type="float" office:value="10.0169270833333" calcext:value-type="float">
            <text:p>10.0169270833333</text:p>
          </table:table-cell>
          <table:table-cell table:formula="of:=[.D8]*[.E8]" office:value-type="float" office:value="0.21" calcext:value-type="float">
            <text:p>0.21</text:p>
          </table:table-cell>
          <table:table-cell table:style-name="ce1" table:number-columns-repeated="5"/>
          <table:table-cell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200" calcext:value-type="float">
            <text:p>200</text:p>
          </table:table-cell>
          <table:table-cell table:style-name="ce1" office:value-type="float" office:value="230" calcext:value-type="float">
            <text:p>230</text:p>
          </table:table-cell>
          <table:table-cell table:style-name="ce3" office:value-type="float" office:value="0.35" calcext:value-type="float">
            <text:p>0.35</text:p>
          </table:table-cell>
          <table:table-cell table:style-name="ce1" office:value-type="float" office:value="0.6" calcext:value-type="float">
            <text:p>0.6</text:p>
          </table:table-cell>
          <table:table-cell table:style-name="ce6" table:formula="of:=[.J9]/[.K9]" office:value-type="float" office:value="38.1597222222222" calcext:value-type="float">
            <text:p>38.1597222222222</text:p>
          </table:table-cell>
          <table:table-cell table:style-name="ce1" table:formula="of:=[.B9]/60" office:value-type="float" office:value="3.33333333333333" calcext:value-type="float">
            <text:p>3.33333333333333</text:p>
          </table:table-cell>
          <table:table-cell table:style-name="ce1" office:value-type="float" office:value="1.75" calcext:value-type="float">
            <text:p>1.75</text:p>
          </table:table-cell>
          <table:table-cell table:formula="of:=[.H9]*[.H9]*3.14/4" office:value-type="float" office:value="2.4040625" calcext:value-type="float">
            <text:p>2.4040625</text:p>
          </table:table-cell>
          <table:table-cell table:formula="of:=[.I9]*[.G9]" office:value-type="float" office:value="8.01354166666667" calcext:value-type="float">
            <text:p>8.01354166666667</text:p>
          </table:table-cell>
          <table:table-cell table:formula="of:=[.D9]*[.E9]" office:value-type="float" office:value="0.21" calcext:value-type="float">
            <text:p>0.21</text:p>
          </table:table-cell>
          <table:table-cell table:number-columns-repeated="1013"/>
        </table:table-row>
        <table:table-row table:style-name="ro1"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50" calcext:value-type="float">
            <text:p>150</text:p>
          </table:table-cell>
          <table:table-cell table:style-name="ce1" office:value-type="float" office:value="200" calcext:value-type="float">
            <text:p>200</text:p>
          </table:table-cell>
          <table:table-cell table:style-name="ce3" office:value-type="float" office:value="0.35" calcext:value-type="float">
            <text:p>0.35</text:p>
          </table:table-cell>
          <table:table-cell table:style-name="ce1" office:value-type="float" office:value="0.6" calcext:value-type="float">
            <text:p>0.6</text:p>
          </table:table-cell>
          <table:table-cell table:style-name="ce6" table:formula="of:=[.J10]/[.K10]" office:value-type="float" office:value="28.6197916666667" calcext:value-type="float">
            <text:p>28.6197916666667</text:p>
          </table:table-cell>
          <table:table-cell table:style-name="ce1" table:formula="of:=[.B10]/60" office:value-type="float" office:value="2.5" calcext:value-type="float">
            <text:p>2.5</text:p>
          </table:table-cell>
          <table:table-cell table:style-name="ce1" office:value-type="float" office:value="1.75" calcext:value-type="float">
            <text:p>1.75</text:p>
          </table:table-cell>
          <table:table-cell table:formula="of:=[.H10]*[.H10]*3.14/4" office:value-type="float" office:value="2.4040625" calcext:value-type="float">
            <text:p>2.4040625</text:p>
          </table:table-cell>
          <table:table-cell table:formula="of:=[.I10]*[.G10]" office:value-type="float" office:value="6.01015625" calcext:value-type="float">
            <text:p>6.01015625</text:p>
          </table:table-cell>
          <table:table-cell table:formula="of:=[.D10]*[.E10]" office:value-type="float" office:value="0.21" calcext:value-type="float">
            <text:p>0.21</text:p>
          </table:table-cell>
          <table:table-cell table:number-columns-repeated="1013"/>
        </table:table-row>
        <table:table-row table:style-name="ro1"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3" office:value-type="float" office:value="0.35" calcext:value-type="float">
            <text:p>0.35</text:p>
          </table:table-cell>
          <table:table-cell table:style-name="ce1" office:value-type="float" office:value="0.6" calcext:value-type="float">
            <text:p>0.6</text:p>
          </table:table-cell>
          <table:table-cell table:style-name="ce6" table:formula="of:=[.J11]/[.K11]" office:value-type="float" office:value="19.0798611111111" calcext:value-type="float">
            <text:p>19.0798611111111</text:p>
          </table:table-cell>
          <table:table-cell table:style-name="ce1" table:formula="of:=[.B11]/60" office:value-type="float" office:value="1.66666666666667" calcext:value-type="float">
            <text:p>1.66666666666667</text:p>
          </table:table-cell>
          <table:table-cell table:style-name="ce1" office:value-type="float" office:value="1.75" calcext:value-type="float">
            <text:p>1.75</text:p>
          </table:table-cell>
          <table:table-cell table:formula="of:=[.H11]*[.H11]*3.14/4" office:value-type="float" office:value="2.4040625" calcext:value-type="float">
            <text:p>2.4040625</text:p>
          </table:table-cell>
          <table:table-cell table:formula="of:=[.I11]*[.G11]" office:value-type="float" office:value="4.00677083333333" calcext:value-type="float">
            <text:p>4.00677083333333</text:p>
          </table:table-cell>
          <table:table-cell table:formula="of:=[.D11]*[.E11]" office:value-type="float" office:value="0.21" calcext:value-type="float">
            <text:p>0.21</text:p>
          </table:table-cell>
          <table:table-cell table:number-columns-repeated="1013"/>
        </table:table-row>
        <table:table-row table:style-name="ro1"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200" calcext:value-type="float">
            <text:p>200</text:p>
          </table:table-cell>
          <table:table-cell table:style-name="ce1"/>
          <table:table-cell table:style-name="ce3" office:value-type="float" office:value="0.25" calcext:value-type="float">
            <text:p>0.25</text:p>
          </table:table-cell>
          <table:table-cell table:style-name="ce1" office:value-type="float" office:value="0.4" calcext:value-type="float">
            <text:p>0.4</text:p>
          </table:table-cell>
          <table:table-cell table:style-name="ce6" table:formula="of:=[.J12]/[.K12]" office:value-type="float" office:value="80.1354166666667" calcext:value-type="float">
            <text:p>80.1354166666667</text:p>
          </table:table-cell>
          <table:table-cell table:style-name="ce1" table:formula="of:=[.B12]/60" office:value-type="float" office:value="3.33333333333333" calcext:value-type="float">
            <text:p>3.33333333333333</text:p>
          </table:table-cell>
          <table:table-cell table:style-name="ce1" office:value-type="float" office:value="1.75" calcext:value-type="float">
            <text:p>1.75</text:p>
          </table:table-cell>
          <table:table-cell table:formula="of:=[.H12]*[.H12]*3.14/4" office:value-type="float" office:value="2.4040625" calcext:value-type="float">
            <text:p>2.4040625</text:p>
          </table:table-cell>
          <table:table-cell table:formula="of:=[.I12]*[.G12]" office:value-type="float" office:value="8.01354166666667" calcext:value-type="float">
            <text:p>8.01354166666667</text:p>
          </table:table-cell>
          <table:table-cell table:formula="of:=[.D12]*[.E12]" office:value-type="float" office:value="0.1" calcext:value-type="float">
            <text:p>0.1</text:p>
          </table:table-cell>
          <table:table-cell table:number-columns-repeated="1013"/>
        </table:table-row>
        <table:table-row table:style-name="ro1"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00" calcext:value-type="float">
            <text:p>100</text:p>
          </table:table-cell>
          <table:table-cell table:style-name="ce1"/>
          <table:table-cell table:style-name="ce3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style-name="ce6" table:formula="of:=[.J13]/[.K13]" office:value-type="float" office:value="50.0846354166667" calcext:value-type="float">
            <text:p>50.0846354166667</text:p>
          </table:table-cell>
          <table:table-cell table:style-name="ce1" table:formula="of:=[.B13]/60" office:value-type="float" office:value="1.66666666666667" calcext:value-type="float">
            <text:p>1.66666666666667</text:p>
          </table:table-cell>
          <table:table-cell table:style-name="ce1" office:value-type="float" office:value="1.75" calcext:value-type="float">
            <text:p>1.75</text:p>
          </table:table-cell>
          <table:table-cell table:formula="of:=[.H13]*[.H13]*3.14/4" office:value-type="float" office:value="2.4040625" calcext:value-type="float">
            <text:p>2.4040625</text:p>
          </table:table-cell>
          <table:table-cell table:formula="of:=[.I13]*[.G13]" office:value-type="float" office:value="4.00677083333333" calcext:value-type="float">
            <text:p>4.00677083333333</text:p>
          </table:table-cell>
          <table:table-cell table:formula="of:=[.D13]*[.E13]" office:value-type="float" office:value="0.08" calcext:value-type="float">
            <text:p>0.08</text:p>
          </table:table-cell>
          <table:table-cell table:number-columns-repeated="1013"/>
        </table:table-row>
        <table:table-row table:style-name="ro1">
          <table:table-cell table:style-name="ce4" table:number-columns-repeated="2"/>
          <table:table-cell/>
          <table:table-cell table:style-name="ce4"/>
          <table:table-cell/>
          <table:table-cell table:style-name="ce6"/>
          <table:table-cell table:number-columns-repeated="1018"/>
        </table:table-row>
        <table:table-row table:style-name="ro1"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200" calcext:value-type="float">
            <text:p>1200</text:p>
          </table:table-cell>
          <table:table-cell table:style-name="ce1" office:value-type="string" calcext:value-type="string">
            <text:p>?</text:p>
          </table:table-cell>
          <table:table-cell table:style-name="ce3" office:value-type="float" office:value="0.6" calcext:value-type="float">
            <text:p>0.6</text:p>
          </table:table-cell>
          <table:table-cell table:style-name="ce1" office:value-type="float" office:value="1.2" calcext:value-type="float">
            <text:p>1.2</text:p>
          </table:table-cell>
          <table:table-cell table:style-name="ce6" table:formula="of:=[.J15]/[.K15]" office:value-type="float" office:value="66.7795138888889" calcext:value-type="float">
            <text:p>66.7795138888889</text:p>
          </table:table-cell>
          <table:table-cell table:style-name="ce1" table:formula="of:=[.B15]/60" office:value-type="float" office:value="20" calcext:value-type="float">
            <text:p>20</text:p>
          </table:table-cell>
          <table:table-cell table:style-name="ce1" office:value-type="float" office:value="1.75" calcext:value-type="float">
            <text:p>1.75</text:p>
          </table:table-cell>
          <table:table-cell table:formula="of:=[.H15]*[.H15]*3.14/4" office:value-type="float" office:value="2.4040625" calcext:value-type="float">
            <text:p>2.4040625</text:p>
          </table:table-cell>
          <table:table-cell table:formula="of:=[.I15]*[.G15]" office:value-type="float" office:value="48.08125" calcext:value-type="float">
            <text:p>48.08125</text:p>
          </table:table-cell>
          <table:table-cell table:formula="of:=[.D15]*[.E15]" office:value-type="float" office:value="0.72" calcext:value-type="float">
            <text:p>0.72</text:p>
          </table:table-cell>
          <table:table-cell table:style-name="ce1" table:number-columns-repeated="5"/>
          <table:table-cell/>
          <table:table-cell table:style-name="ce1" table:number-columns-repeated="2"/>
          <table:table-cell table:number-columns-repeated="1005"/>
        </table:table-row>
        <table:table-row table:style-name="ro1" table:number-rows-repeated="990">
          <table:table-cell table:style-name="ce4" table:number-columns-repeated="2"/>
          <table:table-cell/>
          <table:table-cell table:style-name="ce4"/>
          <table:table-cell/>
          <table:table-cell table:style-name="ce6"/>
          <table:table-cell table:number-columns-repeated="1018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érimentation Débit MAX E3D Volcano 0.6mm Nozzle" table:style-name="ta3">
        <table:table-column table:style-name="co1" table:number-columns-repeated="1024" table:default-cell-style-name="Default"/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table:number-columns-repeated="6"/>
          <table:table-cell table:style-name="ce1"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table:number-columns-repeated="6"/>
          <table:table-cell table:style-name="ce1"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table:number-columns-repeated="6"/>
          <table:table-cell table:style-name="ce1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table:number-columns-repeated="6"/>
          <table:table-cell table:style-name="ce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mpérature</text:p>
          </table:table-cell>
          <table:table-cell table:style-name="ce1" office:value-type="string" calcext:value-type="string">
            <text:p>mm demandés</text:p>
          </table:table-cell>
          <table:table-cell table:style-name="ce1" office:value-type="string" calcext:value-type="string">
            <text:p>mm extrudés</text:p>
          </table:table-cell>
          <table:table-cell table:style-name="ce1" office:value-type="string" calcext:value-type="string">
            <text:p>E steps actuels</text:p>
          </table:table-cell>
          <table:table-cell table:style-name="ce1" office:value-type="string" calcext:value-type="string">
            <text:p>Delta mm</text:p>
          </table:table-cell>
          <table:table-cell table:style-name="ce1" office:value-type="string" calcext:value-type="string">
            <text:p>Delta %</text:p>
          </table:table-cell>
          <table:table-cell table:style-name="ce1" office:value-type="string" calcext:value-type="string">
            <text:p>Nouveau E </text:p>
          </table:table-cell>
          <table:table-cell table:style-name="ce1" office:value-type="string" calcext:value-type="string">
            <text:p>Vitesse F</text:p>
          </table:table-cell>
          <table:table-cell table:number-columns-repeated="101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3" calcext:value-type="float">
            <text:p>103</text:p>
          </table:table-cell>
          <table:table-cell table:formula="of:=[.B6]-[.C6]" office:value-type="float" office:value="-1" calcext:value-type="float">
            <text:p>-1</text:p>
          </table:table-cell>
          <table:table-cell table:formula="of:=[.E6]/[.B6]" office:value-type="float" office:value="-0.01" calcext:value-type="float">
            <text:p>-0.01</text:p>
          </table:table-cell>
          <table:table-cell table:formula="of:=[.B6]*[.D6]/[.C6]" office:value-type="float" office:value="101.980198019802" calcext:value-type="float">
            <text:p>101.98019801980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2.6" calcext:value-type="float">
            <text:p>102.6</text:p>
          </table:table-cell>
          <table:table-cell table:style-name="ce1" office:value-type="float" office:value="103" calcext:value-type="float">
            <text:p>103</text:p>
          </table:table-cell>
          <table:table-cell table:formula="of:=[.B7]-[.C7]" office:value-type="float" office:value="-2.59999999999999" calcext:value-type="float">
            <text:p>-2.59999999999999</text:p>
          </table:table-cell>
          <table:table-cell table:formula="of:=[.E7]/[.B7]" office:value-type="float" office:value="-0.0259999999999999" calcext:value-type="float">
            <text:p>-0.026</text:p>
          </table:table-cell>
          <table:table-cell table:formula="of:=[.B7]*[.D7]/[.C7]" office:value-type="float" office:value="100.389863547758" calcext:value-type="float">
            <text:p>100.389863547758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9.4" calcext:value-type="float">
            <text:p>99.4</text:p>
          </table:table-cell>
          <table:table-cell table:style-name="ce1" office:value-type="float" office:value="100.4" calcext:value-type="float">
            <text:p>100.4</text:p>
          </table:table-cell>
          <table:table-cell table:formula="of:=[.B8]-[.C8]" office:value-type="float" office:value="0.599999999999994" calcext:value-type="float">
            <text:p>0.599999999999994</text:p>
          </table:table-cell>
          <table:table-cell table:formula="of:=[.E8]/[.B8]" office:value-type="float" office:value="0.00599999999999994" calcext:value-type="float">
            <text:p>0.006</text:p>
          </table:table-cell>
          <table:table-cell table:formula="of:=[.B8]*[.D8]/[.C8]" office:value-type="float" office:value="101.006036217304" calcext:value-type="float">
            <text:p>101.006036217304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9.6" calcext:value-type="float">
            <text:p>99.6</text:p>
          </table:table-cell>
          <table:table-cell table:style-name="ce1" office:value-type="float" office:value="100.4" calcext:value-type="float">
            <text:p>100.4</text:p>
          </table:table-cell>
          <table:table-cell table:formula="of:=[.B9]-[.C9]" office:value-type="float" office:value="0.400000000000006" calcext:value-type="float">
            <text:p>0.400000000000006</text:p>
          </table:table-cell>
          <table:table-cell table:formula="of:=[.E9]/[.B9]" office:value-type="float" office:value="0.00400000000000006" calcext:value-type="float">
            <text:p>0.004</text:p>
          </table:table-cell>
          <table:table-cell table:formula="of:=[.B9]*[.D9]/[.C9]" office:value-type="float" office:value="100.803212851406" calcext:value-type="float">
            <text:p>100.80321285140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8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9.6" calcext:value-type="float">
            <text:p>99.6</text:p>
          </table:table-cell>
          <table:table-cell table:style-name="ce1" office:value-type="float" office:value="100.5" calcext:value-type="float">
            <text:p>100.5</text:p>
          </table:table-cell>
          <table:table-cell table:formula="of:=[.B10]-[.C10]" office:value-type="float" office:value="0.400000000000006" calcext:value-type="float">
            <text:p>0.400000000000006</text:p>
          </table:table-cell>
          <table:table-cell table:formula="of:=[.E10]/[.B10]" office:value-type="float" office:value="0.00400000000000006" calcext:value-type="float">
            <text:p>0.004</text:p>
          </table:table-cell>
          <table:table-cell table:formula="of:=[.B10]*[.D10]/[.C10]" office:value-type="float" office:value="100.903614457831" calcext:value-type="float">
            <text:p>100.90361445783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8.9" calcext:value-type="float">
            <text:p>98.9</text:p>
          </table:table-cell>
          <table:table-cell table:style-name="ce1" office:value-type="float" office:value="100.5" calcext:value-type="float">
            <text:p>100.5</text:p>
          </table:table-cell>
          <table:table-cell table:formula="of:=[.B11]-[.C11]" office:value-type="float" office:value="1.09999999999999" calcext:value-type="float">
            <text:p>1.09999999999999</text:p>
          </table:table-cell>
          <table:table-cell table:formula="of:=[.E11]/[.B11]" office:value-type="float" office:value="0.0109999999999999" calcext:value-type="float">
            <text:p>0.011</text:p>
          </table:table-cell>
          <table:table-cell table:formula="of:=[.B11]*[.D11]/[.C11]" office:value-type="float" office:value="101.617795753286" calcext:value-type="float">
            <text:p>101.617795753286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12]-[.E12]" office:value-type="float" office:value="99.3" calcext:value-type="float">
            <text:p>99.3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0.7" calcext:value-type="float">
            <text:p>0.7</text:p>
          </table:table-cell>
          <table:table-cell table:formula="of:=[.E12]/[.B12]" office:value-type="float" office:value="0.007" calcext:value-type="float">
            <text:p>0.007</text:p>
          </table:table-cell>
          <table:table-cell table:formula="of:=[.B12]*[.D12]/[.C12]" office:value-type="float" office:value="101.208459214502" calcext:value-type="float">
            <text:p>101.208459214502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13]-[.E13]" office:value-type="float" office:value="98.9" calcext:value-type="float">
            <text:p>98.9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1.1" calcext:value-type="float">
            <text:p>1.1</text:p>
          </table:table-cell>
          <table:table-cell table:formula="of:=[.E13]/[.B13]" office:value-type="float" office:value="0.011" calcext:value-type="float">
            <text:p>0.011</text:p>
          </table:table-cell>
          <table:table-cell table:formula="of:=[.B13]*[.D13]/[.C13]" office:value-type="float" office:value="101.617795753286" calcext:value-type="float">
            <text:p>101.617795753286</text:p>
          </table:table-cell>
          <table:table-cell table:style-name="ce1" office:value-type="float" office:value="200" calcext:value-type="float">
            <text:p>200</text:p>
          </table:table-cell>
          <table:table-cell table:style-name="ce9" table:number-columns-spanned="1" table:number-rows-spanned="4"/>
          <table:table-cell table:style-name="ce9" table:number-columns-spanned="1" table:number-rows-spanned="4"/>
          <table:table-cell table:number-columns-repeated="1014"/>
        </table:table-row>
        <table:table-row table:style-name="ro1">
          <table:table-cell table:style-name="ce8" office:value-type="float" office:value="205" calcext:value-type="float">
            <text:p>205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14]-[.E14]" office:value-type="float" office:value="100" calcext:value-type="float">
            <text:p>100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0" calcext:value-type="float">
            <text:p>0</text:p>
          </table:table-cell>
          <table:table-cell table:formula="of:=[.E14]/[.B14]" office:value-type="float" office:value="0" calcext:value-type="float">
            <text:p>0</text:p>
          </table:table-cell>
          <table:table-cell table:formula="of:=[.B14]*[.D14]/[.C14]" office:value-type="float" office:value="100.5" calcext:value-type="float">
            <text:p>100.5</text:p>
          </table:table-cell>
          <table:table-cell table:style-name="ce8" office:value-type="float" office:value="200" calcext:value-type="float">
            <text:p>200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15]-[.E15]" office:value-type="float" office:value="99.5" calcext:value-type="float">
            <text:p>99.5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0.5" calcext:value-type="float">
            <text:p>0.5</text:p>
          </table:table-cell>
          <table:table-cell table:formula="of:=[.E15]/[.B15]" office:value-type="float" office:value="0.005" calcext:value-type="float">
            <text:p>0.005</text:p>
          </table:table-cell>
          <table:table-cell table:formula="of:=[.B15]*[.D15]/[.C15]" office:value-type="float" office:value="101.005025125628" calcext:value-type="float">
            <text:p>101.005025125628</text:p>
          </table:table-cell>
          <table:table-cell table:style-name="ce1" office:value-type="float" office:value="300" calcext:value-type="float">
            <text:p>300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16]-[.E16]" office:value-type="float" office:value="98" calcext:value-type="float">
            <text:p>98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2" calcext:value-type="float">
            <text:p>2</text:p>
          </table:table-cell>
          <table:table-cell table:formula="of:=[.E16]/[.B16]" office:value-type="float" office:value="0.02" calcext:value-type="float">
            <text:p>0.02</text:p>
          </table:table-cell>
          <table:table-cell table:formula="of:=[.B16]*[.D16]/[.C16]" office:value-type="float" office:value="102.551020408163" calcext:value-type="float">
            <text:p>102.551020408163</text:p>
          </table:table-cell>
          <table:table-cell table:style-name="ce1" office:value-type="float" office:value="300" calcext:value-type="float">
            <text:p>300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17]-[.E17]" office:value-type="float" office:value="99" calcext:value-type="float">
            <text:p>99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1" calcext:value-type="float">
            <text:p>1</text:p>
          </table:table-cell>
          <table:table-cell table:formula="of:=[.E17]/[.B17]" office:value-type="float" office:value="0.01" calcext:value-type="float">
            <text:p>0.01</text:p>
          </table:table-cell>
          <table:table-cell table:formula="of:=[.B17]*[.D17]/[.C17]" office:value-type="float" office:value="101.515151515152" calcext:value-type="float">
            <text:p>101.515151515152</text:p>
          </table:table-cell>
          <table:table-cell table:style-name="ce1" office:value-type="float" office:value="300" calcext:value-type="float">
            <text:p>300</text:p>
          </table:table-cell>
          <table:table-cell/>
          <table:table-cell table:style-name="ce1"/>
          <table:table-cell table:number-columns-repeated="1014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18]-[.E18]" office:value-type="float" office:value="98.5" calcext:value-type="float">
            <text:p>98.5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1.5" calcext:value-type="float">
            <text:p>1.5</text:p>
          </table:table-cell>
          <table:table-cell table:formula="of:=[.E18]/[.B18]" office:value-type="float" office:value="0.015" calcext:value-type="float">
            <text:p>0.015</text:p>
          </table:table-cell>
          <table:table-cell table:formula="of:=[.B18]*[.D18]/[.C18]" office:value-type="float" office:value="102.030456852792" calcext:value-type="float">
            <text:p>102.030456852792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19]-[.E19]" office:value-type="float" office:value="99" calcext:value-type="float">
            <text:p>99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1" calcext:value-type="float">
            <text:p>1</text:p>
          </table:table-cell>
          <table:table-cell table:formula="of:=[.E19]/[.B19]" office:value-type="float" office:value="0.01" calcext:value-type="float">
            <text:p>0.01</text:p>
          </table:table-cell>
          <table:table-cell table:formula="of:=[.B19]*[.D19]/[.C19]" office:value-type="float" office:value="101.515151515152" calcext:value-type="float">
            <text:p>101.515151515152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20]-[.E20]" office:value-type="float" office:value="99.5" calcext:value-type="float">
            <text:p>99.5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0.5" calcext:value-type="float">
            <text:p>0.5</text:p>
          </table:table-cell>
          <table:table-cell table:formula="of:=[.E20]/[.B20]" office:value-type="float" office:value="0.005" calcext:value-type="float">
            <text:p>0.005</text:p>
          </table:table-cell>
          <table:table-cell table:formula="of:=[.B20]*[.D20]/[.C20]" office:value-type="float" office:value="101.005025125628" calcext:value-type="float">
            <text:p>101.005025125628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21]-[.E21]" office:value-type="float" office:value="99.5" calcext:value-type="float">
            <text:p>99.5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0.5" calcext:value-type="float">
            <text:p>0.5</text:p>
          </table:table-cell>
          <table:table-cell table:formula="of:=[.E21]/[.B21]" office:value-type="float" office:value="0.005" calcext:value-type="float">
            <text:p>0.005</text:p>
          </table:table-cell>
          <table:table-cell table:formula="of:=[.B21]*[.D21]/[.C21]" office:value-type="float" office:value="101.005025125628" calcext:value-type="float">
            <text:p>101.005025125628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22]-[.E22]" office:value-type="float" office:value="99.8" calcext:value-type="float">
            <text:p>99.8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0.2" calcext:value-type="float">
            <text:p>0.2</text:p>
          </table:table-cell>
          <table:table-cell table:formula="of:=[.E22]/[.B22]" office:value-type="float" office:value="0.002" calcext:value-type="float">
            <text:p>0.002</text:p>
          </table:table-cell>
          <table:table-cell table:formula="of:=[.B22]*[.D22]/[.C22]" office:value-type="float" office:value="100.701402805611" calcext:value-type="float">
            <text:p>100.701402805611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style-name="ce8" office:value-type="float" office:value="220" calcext:value-type="float">
            <text:p>2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23]-[.E23]" office:value-type="float" office:value="99.8" calcext:value-type="float">
            <text:p>99.8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0.2" calcext:value-type="float">
            <text:p>0.2</text:p>
          </table:table-cell>
          <table:table-cell table:formula="of:=[.E23]/[.B23]" office:value-type="float" office:value="0.002" calcext:value-type="float">
            <text:p>0.002</text:p>
          </table:table-cell>
          <table:table-cell table:formula="of:=[.B23]*[.D23]/[.C23]" office:value-type="float" office:value="100.701402805611" calcext:value-type="float">
            <text:p>100.701402805611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24]-[.E24]" office:value-type="float" office:value="98" calcext:value-type="float">
            <text:p>98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2" calcext:value-type="float">
            <text:p>2</text:p>
          </table:table-cell>
          <table:table-cell table:formula="of:=[.E24]/[.B24]" office:value-type="float" office:value="0.02" calcext:value-type="float">
            <text:p>0.02</text:p>
          </table:table-cell>
          <table:table-cell table:formula="of:=[.B24]*[.D24]/[.C24]" office:value-type="float" office:value="102.551020408163" calcext:value-type="float">
            <text:p>102.551020408163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1016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25]-[.E25]" office:value-type="float" office:value="99.5" calcext:value-type="float">
            <text:p>99.5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0.5" calcext:value-type="float">
            <text:p>0.5</text:p>
          </table:table-cell>
          <table:table-cell table:formula="of:=[.E25]/[.B25]" office:value-type="float" office:value="0.005" calcext:value-type="float">
            <text:p>0.005</text:p>
          </table:table-cell>
          <table:table-cell table:formula="of:=[.B25]*[.D25]/[.C25]" office:value-type="float" office:value="101.005025125628" calcext:value-type="float">
            <text:p>101.005025125628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1016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26]-[.E26]" office:value-type="float" office:value="99" calcext:value-type="float">
            <text:p>99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1" calcext:value-type="float">
            <text:p>1</text:p>
          </table:table-cell>
          <table:table-cell table:formula="of:=[.E26]/[.B26]" office:value-type="float" office:value="0.01" calcext:value-type="float">
            <text:p>0.01</text:p>
          </table:table-cell>
          <table:table-cell table:formula="of:=[.B26]*[.D26]/[.C26]" office:value-type="float" office:value="101.515151515152" calcext:value-type="float">
            <text:p>101.515151515152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1016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27]-[.E27]" office:value-type="float" office:value="98.5" calcext:value-type="float">
            <text:p>98.5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1.5" calcext:value-type="float">
            <text:p>1.5</text:p>
          </table:table-cell>
          <table:table-cell table:formula="of:=[.E27]/[.B27]" office:value-type="float" office:value="0.015" calcext:value-type="float">
            <text:p>0.015</text:p>
          </table:table-cell>
          <table:table-cell table:formula="of:=[.B27]*[.D27]/[.C27]" office:value-type="float" office:value="102.030456852792" calcext:value-type="float">
            <text:p>102.030456852792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1016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28]-[.E28]" office:value-type="float" office:value="99.5" calcext:value-type="float">
            <text:p>99.5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0.5" calcext:value-type="float">
            <text:p>0.5</text:p>
          </table:table-cell>
          <table:table-cell table:formula="of:=[.E28]/[.B28]" office:value-type="float" office:value="0.005" calcext:value-type="float">
            <text:p>0.005</text:p>
          </table:table-cell>
          <table:table-cell table:formula="of:=[.B28]*[.D28]/[.C28]" office:value-type="float" office:value="101.005025125628" calcext:value-type="float">
            <text:p>101.005025125628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1016"/>
        </table:table-row>
        <table:table-row table:style-name="ro1">
          <table:table-cell table:style-name="ce8" office:value-type="float" office:value="240" calcext:value-type="float">
            <text:p>24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29]-[.E29]" office:value-type="float" office:value="99.5" calcext:value-type="float">
            <text:p>99.5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0.5" calcext:value-type="float">
            <text:p>0.5</text:p>
          </table:table-cell>
          <table:table-cell table:formula="of:=[.E29]/[.B29]" office:value-type="float" office:value="0.005" calcext:value-type="float">
            <text:p>0.005</text:p>
          </table:table-cell>
          <table:table-cell table:formula="of:=[.B29]*[.D29]/[.C29]" office:value-type="float" office:value="101.005025125628" calcext:value-type="float">
            <text:p>101.005025125628</text:p>
          </table:table-cell>
          <table:table-cell table:style-name="ce8" office:value-type="float" office:value="400" calcext:value-type="float">
            <text:p>400</text:p>
          </table:table-cell>
          <table:table-cell table:number-columns-repeated="1016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30]-[.E30]" office:value-type="float" office:value="100" calcext:value-type="float">
            <text:p>100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/>
          <table:table-cell table:formula="of:=[.E30]/[.B30]" office:value-type="float" office:value="0" calcext:value-type="float">
            <text:p>0</text:p>
          </table:table-cell>
          <table:table-cell table:formula="of:=[.B30]*[.D30]/[.C30]" office:value-type="float" office:value="100.5" calcext:value-type="float">
            <text:p>100.5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1016"/>
        </table:table-row>
        <table:table-row table:style-name="ro1">
          <table:table-cell table:style-name="ce8"/>
          <table:table-cell table:style-name="ce1" office:value-type="float" office:value="100" calcext:value-type="float">
            <text:p>100</text:p>
          </table:table-cell>
          <table:table-cell table:style-name="ce1" table:formula="of:=[.B31]-[.E31]" office:value-type="float" office:value="100" calcext:value-type="float">
            <text:p>100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/>
          <table:table-cell table:formula="of:=[.E31]/[.B31]" office:value-type="float" office:value="0" calcext:value-type="float">
            <text:p>0</text:p>
          </table:table-cell>
          <table:table-cell table:formula="of:=[.B31]*[.D31]/[.C31]" office:value-type="float" office:value="100.5" calcext:value-type="float">
            <text:p>100.5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table:formula="of:=[.B32]-[.E32]" office:value-type="float" office:value="100" calcext:value-type="float">
            <text:p>100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/>
          <table:table-cell table:formula="of:=[.E32]/[.B32]" office:value-type="float" office:value="0" calcext:value-type="float">
            <text:p>0</text:p>
          </table:table-cell>
          <table:table-cell table:formula="of:=[.B32]*[.D32]/[.C32]" office:value-type="float" office:value="100.5" calcext:value-type="float">
            <text:p>100.5</text:p>
          </table:table-cell>
          <table:table-cell table:style-name="ce1"/>
          <table:table-cell table:number-columns-repeated="1016"/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table:formula="of:=[.B33]-[.E33]" office:value-type="float" office:value="100" calcext:value-type="float">
            <text:p>100</text:p>
          </table:table-cell>
          <table:table-cell table:style-name="ce1" office:value-type="float" office:value="100.5" calcext:value-type="float">
            <text:p>100.5</text:p>
          </table:table-cell>
          <table:table-cell/>
          <table:table-cell table:formula="of:=[.E33]/[.B33]" office:value-type="float" office:value="0" calcext:value-type="float">
            <text:p>0</text:p>
          </table:table-cell>
          <table:table-cell table:formula="of:=[.B33]*[.D33]/[.C33]" office:value-type="float" office:value="100.5" calcext:value-type="float">
            <text:p>100.5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1" office:value-type="float" office:value="100" calcext:value-type="float">
            <text:p>100</text:p>
          </table:table-cell>
          <table:table-cell table:style-name="ce1" table:formula="of:=[.B34]-[.E34]" office:value-type="float" office:value="100" calcext:value-type="float">
            <text:p>100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/>
          <table:table-cell table:formula="of:=[.E34]/[.B34]" office:value-type="float" office:value="0" calcext:value-type="float">
            <text:p>0</text:p>
          </table:table-cell>
          <table:table-cell table:formula="of:=[.B34]*[.D34]/[.C34]" office:value-type="float" office:value="100.5" calcext:value-type="float">
            <text:p>100.5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table:formula="of:=[.B35]-[.E35]" office:value-type="float" office:value="100" calcext:value-type="float">
            <text:p>100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/>
          <table:table-cell table:formula="of:=[.E35]/[.B35]" office:value-type="float" office:value="0" calcext:value-type="float">
            <text:p>0</text:p>
          </table:table-cell>
          <table:table-cell table:formula="of:=[.B35]*[.D35]/[.C35]" office:value-type="float" office:value="100.5" calcext:value-type="float">
            <text:p>100.5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table:formula="of:=[.B36]-[.E36]" office:value-type="float" office:value="100" calcext:value-type="float">
            <text:p>100</text:p>
          </table:table-cell>
          <table:table-cell table:style-name="ce1" office:value-type="float" office:value="100.5" calcext:value-type="float">
            <text:p>100.5</text:p>
          </table:table-cell>
          <table:table-cell/>
          <table:table-cell table:formula="of:=[.E36]/[.B36]" office:value-type="float" office:value="0" calcext:value-type="float">
            <text:p>0</text:p>
          </table:table-cell>
          <table:table-cell table:formula="of:=[.B36]*[.D36]/[.C36]" office:value-type="float" office:value="100.5" calcext:value-type="float">
            <text:p>100.5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8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8"/>
          <table:table-cell table:style-name="ce1" table:number-columns-repeated="4"/>
          <table:table-cell table:number-columns-repeated="2"/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8"/>
          <table:table-cell table:style-name="ce1" table:number-columns-repeated="4"/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table:number-columns-repeated="5"/>
          <table:table-cell table:number-columns-repeated="2"/>
          <table:table-cell table:style-name="ce8"/>
          <table:table-cell table:style-name="ce1"/>
          <table:table-cell table:number-columns-repeated="1015"/>
        </table:table-row>
        <table:table-row table:style-name="ro1">
          <table:table-cell table:style-name="ce8"/>
          <table:table-cell table:style-name="ce1" table:number-columns-repeated="4"/>
          <table:table-cell table:number-columns-repeated="2"/>
          <table:table-cell table:style-name="ce1"/>
          <table:table-cell table:number-columns-repeated="1016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table:number-columns-repeated="5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8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8"/>
          <table:table-cell table:number-columns-repeated="3"/>
          <table:table-cell table:style-name="ce1"/>
          <table:table-cell table:number-columns-repeated="1019"/>
        </table:table-row>
        <table:table-row table:style-name="ro1" table:number-rows-repeated="2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8"/>
          <table:table-cell table:number-columns-repeated="3"/>
          <table:table-cell table:style-name="ce1"/>
          <table:table-cell table:number-columns-repeated="1019"/>
        </table:table-row>
        <table:table-row table:style-name="ro1" table:number-rows-repeated="3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8"/>
          <table:table-cell table:number-columns-repeated="3"/>
          <table:table-cell table:style-name="ce1"/>
          <table:table-cell table:number-columns-repeated="1019"/>
        </table:table-row>
        <table:table-row table:style-name="ro1" table:number-rows-repeated="3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8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8"/>
          <table:table-cell table:number-columns-repeated="1016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pie de Expérimentation Débit MAX E3D Volcano 0.6mm Nozzle" table:style-name="ta4">
        <table:table-column table:style-name="co1" table:number-columns-repeated="1024" table:default-cell-style-name="Default"/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table:number-columns-repeated="6"/>
          <table:table-cell table:style-name="ce1"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table:number-columns-repeated="6"/>
          <table:table-cell table:style-name="ce1"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table:number-columns-repeated="6"/>
          <table:table-cell table:style-name="ce1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table:number-columns-repeated="6"/>
          <table:table-cell table:style-name="ce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mpérature</text:p>
          </table:table-cell>
          <table:table-cell table:style-name="ce1" office:value-type="string" calcext:value-type="string">
            <text:p>mm demandés</text:p>
          </table:table-cell>
          <table:table-cell table:style-name="ce1" office:value-type="string" calcext:value-type="string">
            <text:p>mm extrudés</text:p>
          </table:table-cell>
          <table:table-cell table:style-name="ce1" office:value-type="string" calcext:value-type="string">
            <text:p>E steps actuels</text:p>
          </table:table-cell>
          <table:table-cell table:style-name="ce1" office:value-type="string" calcext:value-type="string">
            <text:p>Delta mm</text:p>
          </table:table-cell>
          <table:table-cell table:style-name="ce1" office:value-type="string" calcext:value-type="string">
            <text:p>Delta %</text:p>
          </table:table-cell>
          <table:table-cell table:style-name="ce1" office:value-type="string" calcext:value-type="string">
            <text:p>Nouveau E </text:p>
          </table:table-cell>
          <table:table-cell table:style-name="ce1" office:value-type="string" calcext:value-type="string">
            <text:p>Vitesse F</text:p>
          </table:table-cell>
          <table:table-cell table:number-columns-repeated="101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3" calcext:value-type="float">
            <text:p>103</text:p>
          </table:table-cell>
          <table:table-cell table:formula="of:=[.B6]-[.C6]" office:value-type="float" office:value="-1" calcext:value-type="float">
            <text:p>-1</text:p>
          </table:table-cell>
          <table:table-cell table:formula="of:=[.E6]/[.B6]" office:value-type="float" office:value="-0.01" calcext:value-type="float">
            <text:p>-0.01</text:p>
          </table:table-cell>
          <table:table-cell table:formula="of:=[.B6]*[.D6]/[.C6]" office:value-type="float" office:value="101.980198019802" calcext:value-type="float">
            <text:p>101.98019801980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2.6" calcext:value-type="float">
            <text:p>102.6</text:p>
          </table:table-cell>
          <table:table-cell table:style-name="ce1" office:value-type="float" office:value="103" calcext:value-type="float">
            <text:p>103</text:p>
          </table:table-cell>
          <table:table-cell table:formula="of:=[.B7]-[.C7]" office:value-type="float" office:value="-2.59999999999999" calcext:value-type="float">
            <text:p>-2.59999999999999</text:p>
          </table:table-cell>
          <table:table-cell table:formula="of:=[.E7]/[.B7]" office:value-type="float" office:value="-0.0259999999999999" calcext:value-type="float">
            <text:p>-0.026</text:p>
          </table:table-cell>
          <table:table-cell table:formula="of:=[.B7]*[.D7]/[.C7]" office:value-type="float" office:value="100.389863547758" calcext:value-type="float">
            <text:p>100.389863547758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9.4" calcext:value-type="float">
            <text:p>99.4</text:p>
          </table:table-cell>
          <table:table-cell table:style-name="ce1" office:value-type="float" office:value="100.4" calcext:value-type="float">
            <text:p>100.4</text:p>
          </table:table-cell>
          <table:table-cell table:formula="of:=[.B8]-[.C8]" office:value-type="float" office:value="0.599999999999994" calcext:value-type="float">
            <text:p>0.599999999999994</text:p>
          </table:table-cell>
          <table:table-cell table:formula="of:=[.E8]/[.B8]" office:value-type="float" office:value="0.00599999999999994" calcext:value-type="float">
            <text:p>0.006</text:p>
          </table:table-cell>
          <table:table-cell table:formula="of:=[.B8]*[.D8]/[.C8]" office:value-type="float" office:value="101.006036217304" calcext:value-type="float">
            <text:p>101.006036217304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9.6" calcext:value-type="float">
            <text:p>99.6</text:p>
          </table:table-cell>
          <table:table-cell table:style-name="ce1" office:value-type="float" office:value="100.4" calcext:value-type="float">
            <text:p>100.4</text:p>
          </table:table-cell>
          <table:table-cell table:formula="of:=[.B9]-[.C9]" office:value-type="float" office:value="0.400000000000006" calcext:value-type="float">
            <text:p>0.400000000000006</text:p>
          </table:table-cell>
          <table:table-cell table:formula="of:=[.E9]/[.B9]" office:value-type="float" office:value="0.00400000000000006" calcext:value-type="float">
            <text:p>0.004</text:p>
          </table:table-cell>
          <table:table-cell table:formula="of:=[.B9]*[.D9]/[.C9]" office:value-type="float" office:value="100.803212851406" calcext:value-type="float">
            <text:p>100.80321285140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8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9.6" calcext:value-type="float">
            <text:p>99.6</text:p>
          </table:table-cell>
          <table:table-cell table:style-name="ce1" office:value-type="float" office:value="100.5" calcext:value-type="float">
            <text:p>100.5</text:p>
          </table:table-cell>
          <table:table-cell table:formula="of:=[.B10]-[.C10]" office:value-type="float" office:value="0.400000000000006" calcext:value-type="float">
            <text:p>0.400000000000006</text:p>
          </table:table-cell>
          <table:table-cell table:formula="of:=[.E10]/[.B10]" office:value-type="float" office:value="0.00400000000000006" calcext:value-type="float">
            <text:p>0.004</text:p>
          </table:table-cell>
          <table:table-cell table:formula="of:=[.B10]*[.D10]/[.C10]" office:value-type="float" office:value="100.903614457831" calcext:value-type="float">
            <text:p>100.90361445783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8.9" calcext:value-type="float">
            <text:p>98.9</text:p>
          </table:table-cell>
          <table:table-cell table:style-name="ce1" office:value-type="float" office:value="100.5" calcext:value-type="float">
            <text:p>100.5</text:p>
          </table:table-cell>
          <table:table-cell table:formula="of:=[.B11]-[.C11]" office:value-type="float" office:value="1.09999999999999" calcext:value-type="float">
            <text:p>1.09999999999999</text:p>
          </table:table-cell>
          <table:table-cell table:formula="of:=[.E11]/[.B11]" office:value-type="float" office:value="0.0109999999999999" calcext:value-type="float">
            <text:p>0.011</text:p>
          </table:table-cell>
          <table:table-cell table:formula="of:=[.B11]*[.D11]/[.C11]" office:value-type="float" office:value="101.617795753286" calcext:value-type="float">
            <text:p>101.617795753286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12]-[.E12]" office:value-type="float" office:value="99.3" calcext:value-type="float">
            <text:p>99.3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0.7" calcext:value-type="float">
            <text:p>0.7</text:p>
          </table:table-cell>
          <table:table-cell table:formula="of:=[.E12]/[.B12]" office:value-type="float" office:value="0.007" calcext:value-type="float">
            <text:p>0.007</text:p>
          </table:table-cell>
          <table:table-cell table:formula="of:=[.B12]*[.D12]/[.C12]" office:value-type="float" office:value="101.208459214502" calcext:value-type="float">
            <text:p>101.208459214502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13]-[.E13]" office:value-type="float" office:value="98.9" calcext:value-type="float">
            <text:p>98.9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1.1" calcext:value-type="float">
            <text:p>1.1</text:p>
          </table:table-cell>
          <table:table-cell table:formula="of:=[.E13]/[.B13]" office:value-type="float" office:value="0.011" calcext:value-type="float">
            <text:p>0.011</text:p>
          </table:table-cell>
          <table:table-cell table:formula="of:=[.B13]*[.D13]/[.C13]" office:value-type="float" office:value="101.617795753286" calcext:value-type="float">
            <text:p>101.617795753286</text:p>
          </table:table-cell>
          <table:table-cell table:style-name="ce1" office:value-type="float" office:value="200" calcext:value-type="float">
            <text:p>200</text:p>
          </table:table-cell>
          <table:table-cell table:style-name="ce9" table:number-columns-spanned="1" table:number-rows-spanned="4"/>
          <table:table-cell table:style-name="ce9" table:number-columns-spanned="1" table:number-rows-spanned="4"/>
          <table:table-cell table:number-columns-repeated="1014"/>
        </table:table-row>
        <table:table-row table:style-name="ro1">
          <table:table-cell table:style-name="ce8" office:value-type="float" office:value="205" calcext:value-type="float">
            <text:p>205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14]-[.E14]" office:value-type="float" office:value="100" calcext:value-type="float">
            <text:p>100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0" calcext:value-type="float">
            <text:p>0</text:p>
          </table:table-cell>
          <table:table-cell table:formula="of:=[.E14]/[.B14]" office:value-type="float" office:value="0" calcext:value-type="float">
            <text:p>0</text:p>
          </table:table-cell>
          <table:table-cell table:formula="of:=[.B14]*[.D14]/[.C14]" office:value-type="float" office:value="100.5" calcext:value-type="float">
            <text:p>100.5</text:p>
          </table:table-cell>
          <table:table-cell table:style-name="ce8" office:value-type="float" office:value="200" calcext:value-type="float">
            <text:p>200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15]-[.E15]" office:value-type="float" office:value="99.5" calcext:value-type="float">
            <text:p>99.5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0.5" calcext:value-type="float">
            <text:p>0.5</text:p>
          </table:table-cell>
          <table:table-cell table:formula="of:=[.E15]/[.B15]" office:value-type="float" office:value="0.005" calcext:value-type="float">
            <text:p>0.005</text:p>
          </table:table-cell>
          <table:table-cell table:formula="of:=[.B15]*[.D15]/[.C15]" office:value-type="float" office:value="101.005025125628" calcext:value-type="float">
            <text:p>101.005025125628</text:p>
          </table:table-cell>
          <table:table-cell table:style-name="ce1" office:value-type="float" office:value="300" calcext:value-type="float">
            <text:p>300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16]-[.E16]" office:value-type="float" office:value="98" calcext:value-type="float">
            <text:p>98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2" calcext:value-type="float">
            <text:p>2</text:p>
          </table:table-cell>
          <table:table-cell table:formula="of:=[.E16]/[.B16]" office:value-type="float" office:value="0.02" calcext:value-type="float">
            <text:p>0.02</text:p>
          </table:table-cell>
          <table:table-cell table:formula="of:=[.B16]*[.D16]/[.C16]" office:value-type="float" office:value="102.551020408163" calcext:value-type="float">
            <text:p>102.551020408163</text:p>
          </table:table-cell>
          <table:table-cell table:style-name="ce1" office:value-type="float" office:value="300" calcext:value-type="float">
            <text:p>300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17]-[.E17]" office:value-type="float" office:value="99" calcext:value-type="float">
            <text:p>99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1" calcext:value-type="float">
            <text:p>1</text:p>
          </table:table-cell>
          <table:table-cell table:formula="of:=[.E17]/[.B17]" office:value-type="float" office:value="0.01" calcext:value-type="float">
            <text:p>0.01</text:p>
          </table:table-cell>
          <table:table-cell table:formula="of:=[.B17]*[.D17]/[.C17]" office:value-type="float" office:value="101.515151515152" calcext:value-type="float">
            <text:p>101.515151515152</text:p>
          </table:table-cell>
          <table:table-cell table:style-name="ce1" office:value-type="float" office:value="300" calcext:value-type="float">
            <text:p>300</text:p>
          </table:table-cell>
          <table:table-cell/>
          <table:table-cell table:style-name="ce1"/>
          <table:table-cell table:number-columns-repeated="1014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18]-[.E18]" office:value-type="float" office:value="98.5" calcext:value-type="float">
            <text:p>98.5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1.5" calcext:value-type="float">
            <text:p>1.5</text:p>
          </table:table-cell>
          <table:table-cell table:formula="of:=[.E18]/[.B18]" office:value-type="float" office:value="0.015" calcext:value-type="float">
            <text:p>0.015</text:p>
          </table:table-cell>
          <table:table-cell table:formula="of:=[.B18]*[.D18]/[.C18]" office:value-type="float" office:value="102.030456852792" calcext:value-type="float">
            <text:p>102.030456852792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19]-[.E19]" office:value-type="float" office:value="99" calcext:value-type="float">
            <text:p>99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1" calcext:value-type="float">
            <text:p>1</text:p>
          </table:table-cell>
          <table:table-cell table:formula="of:=[.E19]/[.B19]" office:value-type="float" office:value="0.01" calcext:value-type="float">
            <text:p>0.01</text:p>
          </table:table-cell>
          <table:table-cell table:formula="of:=[.B19]*[.D19]/[.C19]" office:value-type="float" office:value="101.515151515152" calcext:value-type="float">
            <text:p>101.515151515152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20]-[.E20]" office:value-type="float" office:value="99.5" calcext:value-type="float">
            <text:p>99.5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0.5" calcext:value-type="float">
            <text:p>0.5</text:p>
          </table:table-cell>
          <table:table-cell table:formula="of:=[.E20]/[.B20]" office:value-type="float" office:value="0.005" calcext:value-type="float">
            <text:p>0.005</text:p>
          </table:table-cell>
          <table:table-cell table:formula="of:=[.B20]*[.D20]/[.C20]" office:value-type="float" office:value="101.005025125628" calcext:value-type="float">
            <text:p>101.005025125628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21]-[.E21]" office:value-type="float" office:value="99.5" calcext:value-type="float">
            <text:p>99.5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0.5" calcext:value-type="float">
            <text:p>0.5</text:p>
          </table:table-cell>
          <table:table-cell table:formula="of:=[.E21]/[.B21]" office:value-type="float" office:value="0.005" calcext:value-type="float">
            <text:p>0.005</text:p>
          </table:table-cell>
          <table:table-cell table:formula="of:=[.B21]*[.D21]/[.C21]" office:value-type="float" office:value="101.005025125628" calcext:value-type="float">
            <text:p>101.005025125628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22]-[.E22]" office:value-type="float" office:value="99.8" calcext:value-type="float">
            <text:p>99.8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0.2" calcext:value-type="float">
            <text:p>0.2</text:p>
          </table:table-cell>
          <table:table-cell table:formula="of:=[.E22]/[.B22]" office:value-type="float" office:value="0.002" calcext:value-type="float">
            <text:p>0.002</text:p>
          </table:table-cell>
          <table:table-cell table:formula="of:=[.B22]*[.D22]/[.C22]" office:value-type="float" office:value="100.701402805611" calcext:value-type="float">
            <text:p>100.701402805611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style-name="ce8" office:value-type="float" office:value="220" calcext:value-type="float">
            <text:p>2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23]-[.E23]" office:value-type="float" office:value="99.8" calcext:value-type="float">
            <text:p>99.8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0.2" calcext:value-type="float">
            <text:p>0.2</text:p>
          </table:table-cell>
          <table:table-cell table:formula="of:=[.E23]/[.B23]" office:value-type="float" office:value="0.002" calcext:value-type="float">
            <text:p>0.002</text:p>
          </table:table-cell>
          <table:table-cell table:formula="of:=[.B23]*[.D23]/[.C23]" office:value-type="float" office:value="100.701402805611" calcext:value-type="float">
            <text:p>100.701402805611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24]-[.E24]" office:value-type="float" office:value="98" calcext:value-type="float">
            <text:p>98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2" calcext:value-type="float">
            <text:p>2</text:p>
          </table:table-cell>
          <table:table-cell table:formula="of:=[.E24]/[.B24]" office:value-type="float" office:value="0.02" calcext:value-type="float">
            <text:p>0.02</text:p>
          </table:table-cell>
          <table:table-cell table:formula="of:=[.B24]*[.D24]/[.C24]" office:value-type="float" office:value="102.551020408163" calcext:value-type="float">
            <text:p>102.551020408163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1016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25]-[.E25]" office:value-type="float" office:value="99.5" calcext:value-type="float">
            <text:p>99.5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0.5" calcext:value-type="float">
            <text:p>0.5</text:p>
          </table:table-cell>
          <table:table-cell table:formula="of:=[.E25]/[.B25]" office:value-type="float" office:value="0.005" calcext:value-type="float">
            <text:p>0.005</text:p>
          </table:table-cell>
          <table:table-cell table:formula="of:=[.B25]*[.D25]/[.C25]" office:value-type="float" office:value="101.005025125628" calcext:value-type="float">
            <text:p>101.005025125628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1016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26]-[.E26]" office:value-type="float" office:value="99" calcext:value-type="float">
            <text:p>99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1" calcext:value-type="float">
            <text:p>1</text:p>
          </table:table-cell>
          <table:table-cell table:formula="of:=[.E26]/[.B26]" office:value-type="float" office:value="0.01" calcext:value-type="float">
            <text:p>0.01</text:p>
          </table:table-cell>
          <table:table-cell table:formula="of:=[.B26]*[.D26]/[.C26]" office:value-type="float" office:value="101.515151515152" calcext:value-type="float">
            <text:p>101.515151515152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1016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27]-[.E27]" office:value-type="float" office:value="98.5" calcext:value-type="float">
            <text:p>98.5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1.5" calcext:value-type="float">
            <text:p>1.5</text:p>
          </table:table-cell>
          <table:table-cell table:formula="of:=[.E27]/[.B27]" office:value-type="float" office:value="0.015" calcext:value-type="float">
            <text:p>0.015</text:p>
          </table:table-cell>
          <table:table-cell table:formula="of:=[.B27]*[.D27]/[.C27]" office:value-type="float" office:value="102.030456852792" calcext:value-type="float">
            <text:p>102.030456852792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1016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28]-[.E28]" office:value-type="float" office:value="99.5" calcext:value-type="float">
            <text:p>99.5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0.5" calcext:value-type="float">
            <text:p>0.5</text:p>
          </table:table-cell>
          <table:table-cell table:formula="of:=[.E28]/[.B28]" office:value-type="float" office:value="0.005" calcext:value-type="float">
            <text:p>0.005</text:p>
          </table:table-cell>
          <table:table-cell table:formula="of:=[.B28]*[.D28]/[.C28]" office:value-type="float" office:value="101.005025125628" calcext:value-type="float">
            <text:p>101.005025125628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1016"/>
        </table:table-row>
        <table:table-row table:style-name="ro1">
          <table:table-cell table:style-name="ce8" office:value-type="float" office:value="240" calcext:value-type="float">
            <text:p>24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29]-[.E29]" office:value-type="float" office:value="99.5" calcext:value-type="float">
            <text:p>99.5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0.5" calcext:value-type="float">
            <text:p>0.5</text:p>
          </table:table-cell>
          <table:table-cell table:formula="of:=[.E29]/[.B29]" office:value-type="float" office:value="0.005" calcext:value-type="float">
            <text:p>0.005</text:p>
          </table:table-cell>
          <table:table-cell table:formula="of:=[.B29]*[.D29]/[.C29]" office:value-type="float" office:value="101.005025125628" calcext:value-type="float">
            <text:p>101.005025125628</text:p>
          </table:table-cell>
          <table:table-cell table:style-name="ce8" office:value-type="float" office:value="400" calcext:value-type="float">
            <text:p>400</text:p>
          </table:table-cell>
          <table:table-cell table:number-columns-repeated="1016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30]-[.E30]" office:value-type="float" office:value="100" calcext:value-type="float">
            <text:p>100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/>
          <table:table-cell table:formula="of:=[.E30]/[.B30]" office:value-type="float" office:value="0" calcext:value-type="float">
            <text:p>0</text:p>
          </table:table-cell>
          <table:table-cell table:formula="of:=[.B30]*[.D30]/[.C30]" office:value-type="float" office:value="100.5" calcext:value-type="float">
            <text:p>100.5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1016"/>
        </table:table-row>
        <table:table-row table:style-name="ro1">
          <table:table-cell table:style-name="ce8"/>
          <table:table-cell table:style-name="ce1" office:value-type="float" office:value="100" calcext:value-type="float">
            <text:p>100</text:p>
          </table:table-cell>
          <table:table-cell table:style-name="ce1" table:formula="of:=[.B31]-[.E31]" office:value-type="float" office:value="100" calcext:value-type="float">
            <text:p>100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/>
          <table:table-cell table:formula="of:=[.E31]/[.B31]" office:value-type="float" office:value="0" calcext:value-type="float">
            <text:p>0</text:p>
          </table:table-cell>
          <table:table-cell table:formula="of:=[.B31]*[.D31]/[.C31]" office:value-type="float" office:value="100.5" calcext:value-type="float">
            <text:p>100.5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table:formula="of:=[.B32]-[.E32]" office:value-type="float" office:value="100" calcext:value-type="float">
            <text:p>100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/>
          <table:table-cell table:formula="of:=[.E32]/[.B32]" office:value-type="float" office:value="0" calcext:value-type="float">
            <text:p>0</text:p>
          </table:table-cell>
          <table:table-cell table:formula="of:=[.B32]*[.D32]/[.C32]" office:value-type="float" office:value="100.5" calcext:value-type="float">
            <text:p>100.5</text:p>
          </table:table-cell>
          <table:table-cell table:style-name="ce1"/>
          <table:table-cell table:number-columns-repeated="1016"/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table:formula="of:=[.B33]-[.E33]" office:value-type="float" office:value="100" calcext:value-type="float">
            <text:p>100</text:p>
          </table:table-cell>
          <table:table-cell table:style-name="ce1" office:value-type="float" office:value="100.5" calcext:value-type="float">
            <text:p>100.5</text:p>
          </table:table-cell>
          <table:table-cell/>
          <table:table-cell table:formula="of:=[.E33]/[.B33]" office:value-type="float" office:value="0" calcext:value-type="float">
            <text:p>0</text:p>
          </table:table-cell>
          <table:table-cell table:formula="of:=[.B33]*[.D33]/[.C33]" office:value-type="float" office:value="100.5" calcext:value-type="float">
            <text:p>100.5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1" office:value-type="float" office:value="100" calcext:value-type="float">
            <text:p>100</text:p>
          </table:table-cell>
          <table:table-cell table:style-name="ce1" table:formula="of:=[.B34]-[.E34]" office:value-type="float" office:value="100" calcext:value-type="float">
            <text:p>100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/>
          <table:table-cell table:formula="of:=[.E34]/[.B34]" office:value-type="float" office:value="0" calcext:value-type="float">
            <text:p>0</text:p>
          </table:table-cell>
          <table:table-cell table:formula="of:=[.B34]*[.D34]/[.C34]" office:value-type="float" office:value="100.5" calcext:value-type="float">
            <text:p>100.5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table:formula="of:=[.B35]-[.E35]" office:value-type="float" office:value="100" calcext:value-type="float">
            <text:p>100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/>
          <table:table-cell table:formula="of:=[.E35]/[.B35]" office:value-type="float" office:value="0" calcext:value-type="float">
            <text:p>0</text:p>
          </table:table-cell>
          <table:table-cell table:formula="of:=[.B35]*[.D35]/[.C35]" office:value-type="float" office:value="100.5" calcext:value-type="float">
            <text:p>100.5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table:formula="of:=[.B36]-[.E36]" office:value-type="float" office:value="100" calcext:value-type="float">
            <text:p>100</text:p>
          </table:table-cell>
          <table:table-cell table:style-name="ce1" office:value-type="float" office:value="100.5" calcext:value-type="float">
            <text:p>100.5</text:p>
          </table:table-cell>
          <table:table-cell/>
          <table:table-cell table:formula="of:=[.E36]/[.B36]" office:value-type="float" office:value="0" calcext:value-type="float">
            <text:p>0</text:p>
          </table:table-cell>
          <table:table-cell table:formula="of:=[.B36]*[.D36]/[.C36]" office:value-type="float" office:value="100.5" calcext:value-type="float">
            <text:p>100.5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  <table:table-cell table:style-name="ce1" office:value-type="float" office:value="673" calcext:value-type="float">
            <text:p>673</text:p>
          </table:table-cell>
          <table:table-cell table:style-name="ce1" office:value-type="string" calcext:value-type="string">
            <text:p>Trop extrudé, illisible</text:p>
          </table:table-cell>
          <table:table-cell table:formula="of:=[.E38]/[.B38]" office:value-type="string" office:string-value="" calcext:value-type="error">
            <text:p>#VALUE!</text:p>
          </table:table-cell>
          <table:table-cell table:formula="of:=[.B38]*[.D38]/[.C38]" office:value-type="string" office:string-value="" calcext:value-type="error">
            <text:p>#DIV/0!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39]-[.E39]" office:value-type="float" office:value="110" calcext:value-type="float">
            <text:p>11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-10" calcext:value-type="float">
            <text:p>-10</text:p>
          </table:table-cell>
          <table:table-cell table:formula="of:=[.E39]/[.B39]" office:value-type="float" office:value="-0.1" calcext:value-type="float">
            <text:p>-0.1</text:p>
          </table:table-cell>
          <table:table-cell table:formula="of:=[.B39]*[.D39]/[.C39]" office:value-type="float" office:value="272.727272727273" calcext:value-type="float">
            <text:p>272.727272727273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250" calcext:value-type="float">
            <text:p>250</text:p>
          </table:table-cell>
          <table:table-cell table:style-name="ce1"/>
          <table:table-cell table:formula="of:=[.E40]/[.B40]" office:value-type="float" office:value="0" calcext:value-type="float">
            <text:p>0</text:p>
          </table:table-cell>
          <table:table-cell table:formula="of:=[.B40]*[.D40]/[.C40]" office:value-type="float" office:value="250" calcext:value-type="float">
            <text:p>25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Filament glisse</text:p>
          </table:table-cell>
          <table:table-cell table:style-name="ce1" office:value-type="float" office:value="250" calcext:value-type="float">
            <text:p>250</text:p>
          </table:table-cell>
          <table:table-cell/>
          <table:table-cell table:formula="of:=[.E41]/[.B41]" office:value-type="float" office:value="0" calcext:value-type="float">
            <text:p>0</text:p>
          </table:table-cell>
          <table:table-cell table:formula="of:=[.B41]*[.D41]/[.C41]" office:value-type="string" office:string-value="" calcext:value-type="error">
            <text:p>#VALUE!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/>
          <table:table-cell table:style-name="ce1" office:value-type="string" calcext:value-type="string">
            <text:p>Extruder claque après resserrage</text:p>
          </table:table-cell>
          <table:table-cell table:style-name="ce1" office:value-type="float" office:value="250" calcext:value-type="float">
            <text:p>250</text:p>
          </table:table-cell>
          <table:table-cell table:style-name="ce1"/>
          <table:table-cell table:formula="of:=[.E42]/[.B42]" office:value-type="string" office:string-value="" calcext:value-type="error">
            <text:p>#DIV/0!</text:p>
          </table:table-cell>
          <table:table-cell table:formula="of:=[.B42]*[.D42]/[.C42]" office:value-type="string" office:string-value="" calcext:value-type="error">
            <text:p>#VALUE!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/>
          <table:table-cell table:style-name="ce1" office:value-type="string" calcext:value-type="string">
            <text:p>Extruder claque, moins</text:p>
          </table:table-cell>
          <table:table-cell table:style-name="ce1" office:value-type="float" office:value="250" calcext:value-type="float">
            <text:p>250</text:p>
          </table:table-cell>
          <table:table-cell table:style-name="ce1"/>
          <table:table-cell table:formula="of:=[.E43]/[.B43]" office:value-type="string" office:string-value="" calcext:value-type="error">
            <text:p>#DIV/0!</text:p>
          </table:table-cell>
          <table:table-cell table:formula="of:=[.B43]*[.D43]/[.C43]" office:value-type="string" office:string-value="" calcext:value-type="error">
            <text:p>#VALUE!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250" calcext:value-type="float">
            <text:p>250</text:p>
          </table:table-cell>
          <table:table-cell table:style-name="ce1"/>
          <table:table-cell table:formula="of:=[.E44]/[.B44]" office:value-type="float" office:value="0" calcext:value-type="float">
            <text:p>0</text:p>
          </table:table-cell>
          <table:table-cell table:formula="of:=[.B44]*[.D44]/[.C44]" office:value-type="float" office:value="252.525252525252" calcext:value-type="float">
            <text:p>252.525252525252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250" calcext:value-type="float">
            <text:p>250</text:p>
          </table:table-cell>
          <table:table-cell/>
          <table:table-cell table:formula="of:=[.E45]/[.B45]" office:value-type="float" office:value="0" calcext:value-type="float">
            <text:p>0</text:p>
          </table:table-cell>
          <table:table-cell table:formula="of:=[.B45]*[.D45]/[.C45]" office:value-type="float" office:value="252.525252525252" calcext:value-type="float">
            <text:p>252.525252525252</text:p>
          </table:table-cell>
          <table:table-cell table:number-columns-repeated="1017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250" calcext:value-type="float">
            <text:p>250</text:p>
          </table:table-cell>
          <table:table-cell table:style-name="ce1"/>
          <table:table-cell table:formula="of:=[.E46]/[.B46]" office:value-type="float" office:value="0" calcext:value-type="float">
            <text:p>0</text:p>
          </table:table-cell>
          <table:table-cell table:formula="of:=[.B46]*[.D46]/[.C46]" office:value-type="float" office:value="252.525252525252" calcext:value-type="float">
            <text:p>252.525252525252</text:p>
          </table:table-cell>
          <table:table-cell table:style-name="ce8"/>
          <table:table-cell table:style-name="ce1"/>
          <table:table-cell table:number-columns-repeated="1015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254" calcext:value-type="float">
            <text:p>254</text:p>
          </table:table-cell>
          <table:table-cell table:style-name="ce1"/>
          <table:table-cell table:formula="of:=[.E47]/[.B47]" office:value-type="float" office:value="0" calcext:value-type="float">
            <text:p>0</text:p>
          </table:table-cell>
          <table:table-cell table:formula="of:=[.B47]*[.D47]/[.C47]" office:value-type="float" office:value="252.73631840796" calcext:value-type="float">
            <text:p>252.73631840796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float" office:value="254" calcext:value-type="float">
            <text:p>254</text:p>
          </table:table-cell>
          <table:table-cell table:style-name="ce1"/>
          <table:table-cell table:formula="of:=[.E48]/[.B48]" office:value-type="float" office:value="0" calcext:value-type="float">
            <text:p>0</text:p>
          </table:table-cell>
          <table:table-cell table:formula="of:=[.B48]*[.D48]/[.C48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.5" calcext:value-type="float">
            <text:p>101.5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-1.5" calcext:value-type="float">
            <text:p>-1.5</text:p>
          </table:table-cell>
          <table:table-cell table:formula="of:=[.E49]/[.B49]" office:value-type="float" office:value="-0.015" calcext:value-type="float">
            <text:p>-0.015</text:p>
          </table:table-cell>
          <table:table-cell table:formula="of:=[.B49]*[.D49]/[.C49]" office:value-type="float" office:value="250.246305418719" calcext:value-type="float">
            <text:p>250.24630541871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Filament = Addifrance Bleu 1,75mm</text:p>
          </table:table-cell>
          <table:table-cell table:number-columns-repeated="10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50]-[.E50]" office:value-type="float" office:value="100.5" calcext:value-type="float">
            <text:p>100.5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-0.5" calcext:value-type="float">
            <text:p>-0.5</text:p>
          </table:table-cell>
          <table:table-cell table:formula="of:=[.E50]/[.B50]" office:value-type="float" office:value="-0.005" calcext:value-type="float">
            <text:p>-0.005</text:p>
          </table:table-cell>
          <table:table-cell table:formula="of:=[.B50]*[.D50]/[.C50]" office:value-type="float" office:value="252.73631840796" calcext:value-type="float">
            <text:p>252.7363184079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51]-[.E51]" office:value-type="float" office:value="100.5" calcext:value-type="float">
            <text:p>100.5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-0.5" calcext:value-type="float">
            <text:p>-0.5</text:p>
          </table:table-cell>
          <table:table-cell table:formula="of:=[.E51]/[.B51]" office:value-type="float" office:value="-0.005" calcext:value-type="float">
            <text:p>-0.005</text:p>
          </table:table-cell>
          <table:table-cell table:formula="of:=[.B51]*[.D51]/[.C51]" office:value-type="float" office:value="251.741293532338" calcext:value-type="float">
            <text:p>251.741293532338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52]-[.E52]" office:value-type="float" office:value="100" calcext:value-type="float">
            <text:p>100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0" calcext:value-type="float">
            <text:p>0</text:p>
          </table:table-cell>
          <table:table-cell table:formula="of:=[.E52]/[.B52]" office:value-type="float" office:value="0" calcext:value-type="float">
            <text:p>0</text:p>
          </table:table-cell>
          <table:table-cell table:formula="of:=[.B52]*[.D52]/[.C52]" office:value-type="float" office:value="252" calcext:value-type="float">
            <text:p>25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53]-[.E53]" office:value-type="float" office:value="99.75" calcext:value-type="float">
            <text:p>99.75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0.25" calcext:value-type="float">
            <text:p>0.25</text:p>
          </table:table-cell>
          <table:table-cell table:formula="of:=[.E53]/[.B53]" office:value-type="float" office:value="0.0025" calcext:value-type="float">
            <text:p>0.0025</text:p>
          </table:table-cell>
          <table:table-cell table:formula="of:=[.B53]*[.D53]/[.C53]" office:value-type="float" office:value="252.631578947368" calcext:value-type="float">
            <text:p>252.631578947368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8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54]-[.E54]" office:value-type="float" office:value="100" calcext:value-type="float">
            <text:p>100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0" calcext:value-type="float">
            <text:p>0</text:p>
          </table:table-cell>
          <table:table-cell table:formula="of:=[.E54]/[.B54]" office:value-type="float" office:value="0" calcext:value-type="float">
            <text:p>0</text:p>
          </table:table-cell>
          <table:table-cell table:formula="of:=[.B54]*[.D54]/[.C54]" office:value-type="float" office:value="252" calcext:value-type="float">
            <text:p>252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55]-[.E55]" office:value-type="float" office:value="99" calcext:value-type="float">
            <text:p>99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1" calcext:value-type="float">
            <text:p>1</text:p>
          </table:table-cell>
          <table:table-cell table:formula="of:=[.E55]/[.B55]" office:value-type="float" office:value="0.01" calcext:value-type="float">
            <text:p>0.01</text:p>
          </table:table-cell>
          <table:table-cell table:formula="of:=[.B55]*[.D55]/[.C55]" office:value-type="float" office:value="254.545454545455" calcext:value-type="float">
            <text:p>254.545454545455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aute,expansé, mat</text:p>
          </table:table-cell>
          <table:table-cell table:number-columns-repeated="1015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56]-[.E56]" office:value-type="float" office:value="98.5" calcext:value-type="float">
            <text:p>98.5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1.5" calcext:value-type="float">
            <text:p>1.5</text:p>
          </table:table-cell>
          <table:table-cell table:formula="of:=[.E56]/[.B56]" office:value-type="float" office:value="0.015" calcext:value-type="float">
            <text:p>0.015</text:p>
          </table:table-cell>
          <table:table-cell table:formula="of:=[.B56]*[.D56]/[.C56]" office:value-type="float" office:value="255.837563451777" calcext:value-type="float">
            <text:p>255.837563451777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expansé, mat</text:p>
          </table:table-cell>
          <table:table-cell table:number-columns-repeated="1015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57]-[.E57]" office:value-type="float" office:value="99.75" calcext:value-type="float">
            <text:p>99.75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0.25" calcext:value-type="float">
            <text:p>0.25</text:p>
          </table:table-cell>
          <table:table-cell table:formula="of:=[.E57]/[.B57]" office:value-type="float" office:value="0.0025" calcext:value-type="float">
            <text:p>0.0025</text:p>
          </table:table-cell>
          <table:table-cell table:formula="of:=[.B57]*[.D57]/[.C57]" office:value-type="float" office:value="252.631578947368" calcext:value-type="float">
            <text:p>252.631578947368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58]-[.E58]" office:value-type="float" office:value="99.75" calcext:value-type="float">
            <text:p>99.75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0.25" calcext:value-type="float">
            <text:p>0.25</text:p>
          </table:table-cell>
          <table:table-cell table:formula="of:=[.E58]/[.B58]" office:value-type="float" office:value="0.0025" calcext:value-type="float">
            <text:p>0.0025</text:p>
          </table:table-cell>
          <table:table-cell table:formula="of:=[.B58]*[.D58]/[.C58]" office:value-type="float" office:value="252.631578947368" calcext:value-type="float">
            <text:p>252.631578947368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59]-[.E59]" office:value-type="float" office:value="99.5" calcext:value-type="float">
            <text:p>99.5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0.5" calcext:value-type="float">
            <text:p>0.5</text:p>
          </table:table-cell>
          <table:table-cell table:formula="of:=[.E59]/[.B59]" office:value-type="float" office:value="0.005" calcext:value-type="float">
            <text:p>0.005</text:p>
          </table:table-cell>
          <table:table-cell table:formula="of:=[.B59]*[.D59]/[.C59]" office:value-type="float" office:value="253.266331658291" calcext:value-type="float">
            <text:p>253.266331658291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8" office:value-type="float" office:value="235" calcext:value-type="float">
            <text:p>235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60]-[.E60]" office:value-type="float" office:value="99.75" calcext:value-type="float">
            <text:p>99.75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0.25" calcext:value-type="float">
            <text:p>0.25</text:p>
          </table:table-cell>
          <table:table-cell table:formula="of:=[.E60]/[.B60]" office:value-type="float" office:value="0.0025" calcext:value-type="float">
            <text:p>0.0025</text:p>
          </table:table-cell>
          <table:table-cell table:formula="of:=[.B60]*[.D60]/[.C60]" office:value-type="float" office:value="252.631578947368" calcext:value-type="float">
            <text:p>252.631578947368</text:p>
          </table:table-cell>
          <table:table-cell table:style-name="ce8" office:value-type="float" office:value="200" calcext:value-type="float">
            <text:p>200</text:p>
          </table:table-cell>
          <table:table-cell table:style-name="ce1" office:value-type="string" calcext:value-type="string">
            <text:p>Le filament en sortie est très expansé</text:p>
          </table:table-cell>
          <table:table-cell table:number-columns-repeated="1015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 office:value-type="string" calcext:value-type="string">
            <text:p>Arret de la prise de cotes car extrudersaute et PLA s'extrude trop. </text:p>
          </table:table-cell>
          <table:table-cell table:number-columns-repeated="1015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1">
          <table:table-cell table:style-name="ce8"/>
          <table:table-cell table:number-columns-repeated="3"/>
          <table:table-cell table:style-name="ce1"/>
          <table:table-cell table:number-columns-repeated="1019"/>
        </table:table-row>
        <table:table-row table:style-name="ro1" table:number-rows-repeated="3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8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8"/>
          <table:table-cell table:number-columns-repeated="1016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8"/>
          <table:table-cell table:number-columns-repeated="1016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cédure" style:display-name="PageStyle_Procéd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_20_vitesse_20_max" style:display-name="PageStyle_Calcul vitesse m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érimentation_20_Débit_20_MAX_20_E3D_20_Volcano_20_0.6mm_20_Nozzle" style:display-name="PageStyle_Expérimentation Débit MAX E3D Volcano 0.6mm Nozz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ie_20_de_20_Expérimentation_20_Débit_20_MAX_20_E3D_20_Volcano_20_0.6mm_20_Nozzle" style:display-name="PageStyle_Copie de Expérimentation Débit MAX E3D Volcano 0.6mm Nozz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824" meta:object-count="0"/>
    <meta:generator>LibreOfficeDev/6.0.5.2$Linux_X86_64 LibreOffice_project/</meta:generator>
  </office:meta>
</office:document-meta>
</file>